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7" table:default-cell-style-name="Default"/>
        <table:table-column table:style-name="co15" table:number-columns-repeated="16363" table:default-cell-style-name="Default"/>
        <table:table-row table:style-name="ro1">
          <table:table-cell table:style-name="ce1" office:value-type="string" calcext:value-type="string">
            <text:p>Block ID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umn</text:p>
          </table:table-cell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Block Name</text:p>
          </table:table-cell>
          <table:table-cell table:style-name="ce1" office:value-type="string" calcext:value-type="string">
            <text:p>Overall Shape</text:p>
          </table:table-cell>
          <table:table-cell table:style-name="ce1" office:value-type="string" calcext:value-type="string">
            <text:p>Overall Position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Primary Weight</text:p>
          </table:table-cell>
          <table:table-cell table:style-name="ce1" office:value-type="string" calcext:value-type="string">
            <text:p>Primary Shape</text:p>
          </table:table-cell>
          <table:table-cell table:style-name="ce1" office:value-type="string" calcext:value-type="string">
            <text:p>Primary Position</text:p>
          </table:table-cell>
          <table:table-cell table:style-name="ce1" office:value-type="string" calcext:value-type="string">
            <text:p>Secondary Weight</text:p>
          </table:table-cell>
          <table:table-cell table:style-name="ce1" office:value-type="string" calcext:value-type="string">
            <text:p>Secondary Shape</text:p>
          </table:table-cell>
          <table:table-cell table:style-name="ce1" office:value-type="string" calcext:value-type="string">
            <text:p>Secondary Position</text:p>
          </table:table-cell>
          <table:table-cell table:style-name="ce1"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─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━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│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┃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┄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┅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┆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┇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┈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┉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┊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┋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┌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┍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┎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┏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┐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┑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┒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└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┕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┖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┘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┙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┚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┛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├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┝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┟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┠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┡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┢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┤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┥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┦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┧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┨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┩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┪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┫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┬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┭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┮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┯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┰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┱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┲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┴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┵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┶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┷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┸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┹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┺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┻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┼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┾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┿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╀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╁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╂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╃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╄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╅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╆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╇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╈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╉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╊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╋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╌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╍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╎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╏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═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║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╒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╔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╕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╖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╗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╘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╙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╚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╛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╜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╝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╟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╠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╡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╢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╣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╤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╥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╦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╧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╨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╩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╪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╫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╬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╭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urve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╮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urve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╯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urve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╰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urve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╱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Forwar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╲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Backwar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╳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Diagonal 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╴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╵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╶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╷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╸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╹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╺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╻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╼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╾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╿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Orthogon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Forward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Backward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 table:number-rows-repeated="10484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lanation" table:style-name="ta1">
        <table:table-column table:style-name="co15" table:default-cell-style-name="Default"/>
        <table:table-row table:style-name="ro3">
          <table:table-cell office:value-type="string" calcext:value-type="string">
            <text:p>Whichever weight has more pieces is primary</text:p>
          </table:table-cell>
        </table:table-row>
        <table:table-row table:style-name="ro3">
          <table:table-cell office:value-type="string" calcext:value-type="string">
            <text:p>If they’re equal, then the order goes double &gt; heavy &gt; ligh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o understand terminals, ask “which end of the line do they go on”</text:p>
          </table:table-cell>
        </table:table-row>
      </table:table>
      <table:named-expressions/>
      <table:database-ranges>
        <table:database-range table:name="__Anonymous_Sheet_DB__0" table:target-range-address="Data.A130:Data.XFD1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2:24:13.101708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8:19:36.566211179</meta:creation-date>
    <dc:date>2024-10-22T22:37:09.570304878</dc:date>
    <meta:editing-duration>P2DT7H58M23S</meta:editing-duration>
    <meta:editing-cycles>7</meta:editing-cycles>
    <meta:generator>LibreOffice/7.5.9.2$Linux_X86_64 LibreOffice_project/50$Build-2</meta:generator>
    <meta:document-statistic meta:table-count="2" meta:cell-count="1565" meta:object-count="0"/>
  </office:meta>
</office:document-meta>
</file>